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2" style:family="graphic" style:parent-style-name="standard">
      <style:graphic-properties svg:stroke-color="#cccccc" draw:fill-color="#eeeeee" draw:textarea-horizontal-align="justify" draw:textarea-vertical-align="middle" draw:auto-grow-height="false" fo:min-height="0.11cm" fo:min-width="0cm"/>
    </style:style>
    <style:style style:name="gr3" style:family="graphic" style:parent-style-name="standard" style:list-style-name="L1">
      <style:graphic-properties svg:stroke-color="#000000" draw:fill-color="#808080" draw:textarea-horizontal-align="justify" draw:textarea-vertical-align="middle" draw:auto-grow-height="false" fo:min-height="0.11cm" fo:min-width="0cm"/>
    </style:style>
    <style:style style:name="gr4" style:family="graphic" style:parent-style-name="standard">
      <style:graphic-properties svg:stroke-color="#000000" draw:fill-color="#808080" draw:textarea-horizontal-align="justify" draw:textarea-vertical-align="middle" draw:auto-grow-height="false" fo:min-height="0.11cm" fo:min-width="0cm"/>
    </style:style>
    <style:style style:name="gr5" style:family="graphic" style:parent-style-name="standard">
      <style:graphic-properties svg:stroke-color="#cccccc" draw:fill-color="#eeeeee" draw:opacity="100%" draw:textarea-horizontal-align="justify" draw:textarea-vertical-align="middle" draw:auto-grow-height="false" fo:min-height="0.11cm" fo:min-width="0cm"/>
    </style:style>
    <style:style style:name="gr6" style:family="graphic" style:parent-style-name="objectwithoutfill">
      <style:graphic-properties svg:stroke-width="0.018cm" svg:stroke-color="#000000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7" style:family="graphic" style:parent-style-name="objectwithoutfill">
      <style:graphic-properties svg:stroke-color="#cccccc" draw:fill="none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156cm" fo:min-width="1.43cm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margin-top="0cm" fo:margin-bottom="0cm" fo:text-align="center"/>
    </style:style>
    <style:style style:name="P2" style:family="paragraph">
      <loext:graphic-properties draw:fill-color="#000000"/>
      <style:paragraph-properties fo:margin-top="0cm" fo:margin-bottom="0cm" fo:text-align="center"/>
      <style:text-properties fo:font-size="12pt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style:paragraph-properties fo:margin-left="0cm" fo:margin-right="0cm" fo:margin-top="0cm" fo:margin-bottom="0cm" fo:line-height="0.152cm" fo:text-align="center" fo:text-indent="0cm"/>
    </style:style>
    <style:style style:name="P5" style:family="paragraph">
      <style:paragraph-properties fo:margin-left="0cm" fo:margin-right="0cm" fo:margin-top="0cm" fo:margin-bottom="0cm" fo:line-height="0.508cm" fo:text-align="center" fo:text-indent="0cm"/>
    </style:style>
    <style:style style:name="P6" style:family="paragraph">
      <loext:graphic-properties draw:fill-color="#808080"/>
      <style:paragraph-properties fo:margin-left="0cm" fo:margin-right="0cm" fo:margin-top="0cm" fo:margin-bottom="0cm" fo:line-height="0.152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</style:style>
    <style:style style:name="P8" style:family="paragraph">
      <style:paragraph-properties fo:line-height="0.508cm" fo:text-align="center"/>
    </style:style>
    <style:style style:name="P9" style:family="paragraph">
      <loext:graphic-properties draw:fill-color="#808080"/>
      <style:paragraph-properties fo:text-align="center"/>
    </style:style>
    <style:style style:name="P10" style:family="paragraph">
      <loext:graphic-properties draw:fill-color="#eeeeee" draw:opacity="100%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color="#000000" fo:font-size="15pt" style:font-size-asian="15pt" style:font-size-complex="15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style:text-position="-33% 58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0.508cm" svg:height="0.508cm" svg:x="10.398cm" svg:y="14.208cm">
          <text:p text:style-name="P1"><text:span text:style-name="T1"/></text:p>
          <text:p text:style-name="P1"><text:span text:style-name="T1"/></text:p>
          <text:p text:style-name="P1"><text:span text:style-name="T2">v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10" draw:id="id10" draw:layer="layout" svg:width="0.508cm" svg:height="0.508cm" svg:x="14.462cm" svg:y="15.35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6" xml:id="id6" draw:id="id6" draw:layer="layout" svg:width="0.508cm" svg:height="0.508cm" svg:x="11.516cm" svg:y="11.414cm">
          <text:p text:style-name="P4"><text:span text:style-name="T3"/></text:p>
          <text:p text:style-name="P5"><text:span text:style-name="T3"><text:s text:c="2"/></text:span></text:p>
          <text:p text:style-name="P5"><text:span text:style-name="T4"/></text:p>
          <text:p text:style-name="P5"><text:span text:style-name="T4"><text:s text:c="2"/></text:span><text:span text:style-name="T4">u</text:span><text:span text:style-name="T5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9" xml:id="id1" draw:id="id1" draw:layer="layout" svg:width="0.508cm" svg:height="0.508cm" svg:x="7.223cm" svg:y="14.462cm">
          <text:p text:style-name="P7"/>
          <text:p text:style-name="P8"><text:s text:c="2"/></text:p>
          <text:p text:style-name="P8"><text:s text:c="2"/><text:span text:style-name="T6">u</text:span><text:span text:style-name="T7">3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4" draw:id="id4" draw:layer="layout" svg:width="0.508cm" svg:height="0.508cm" svg:x="6.588cm" svg:y="17.12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9" xml:id="id9" draw:id="id9" draw:layer="layout" svg:width="0.508cm" svg:height="0.508cm" svg:x="11.668cm" svg:y="17.002cm">
          <text:p text:style-name="P7"/>
          <text:p text:style-name="P7"><text:span text:style-name="T6"><text:s/></text:span></text:p>
          <text:p text:style-name="P7"><text:span text:style-name="T6"><text:s/></text:span><text:span text:style-name="T6">u</text:span><text:span text:style-name="T7">2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0" xml:id="id8" draw:id="id8" draw:layer="layout" svg:width="0.508cm" svg:height="0.508cm" svg:x="14.31cm" svg:y="12.684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7" draw:id="id7" draw:layer="layout" svg:width="0.508cm" svg:height="0.508cm" svg:x="13.802cm" svg:y="9.63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5" draw:id="id5" draw:layer="layout" svg:width="0.508cm" svg:height="0.508cm" svg:x="8.493cm" svg:y="11.1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3" draw:id="id3" draw:layer="layout" svg:width="0.508cm" svg:height="0.508cm" svg:x="4.073cm" svg:y="14.46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6" draw:text-style-name="P11" draw:layer="layout" draw:type="line" svg:x1="7.731cm" svg:y1="14.716cm" svg:x2="10.398cm" svg:y2="14.462cm" draw:start-shape="id1" draw:start-glue-point="10" draw:end-shape="id2" draw:end-glue-point="6" svg:d="M7731 14716l2667-254" svg:viewBox="0 0 2668 255">
          <text:p/>
        </draw:connector>
        <draw:connector draw:style-name="gr7" draw:text-style-name="P11" draw:layer="layout" draw:type="line" svg:x1="4.581cm" svg:y1="14.716cm" svg:x2="7.223cm" svg:y2="14.716cm" draw:start-shape="id3" draw:start-glue-point="10" draw:end-shape="id1" draw:end-glue-point="6" svg:d="M4581 14716h2642" svg:viewBox="0 0 2643 1">
          <text:p/>
        </draw:connector>
        <draw:connector draw:style-name="gr7" draw:text-style-name="P11" draw:layer="layout" draw:type="line" svg:x1="7.022cm" svg:y1="17.203cm" svg:x2="7.223cm" svg:y2="14.716cm" draw:start-shape="id4" draw:start-glue-point="11" draw:end-shape="id1" draw:end-glue-point="6" svg:d="M7022 17203l201-2487" svg:viewBox="0 0 202 2488">
          <text:p/>
        </draw:connector>
        <draw:connector draw:style-name="gr7" draw:text-style-name="P11" draw:layer="layout" draw:type="line" svg:x1="9.001cm" svg:y1="11.414cm" svg:x2="11.59cm" svg:y2="11.488cm" draw:start-shape="id5" draw:start-glue-point="10" draw:end-shape="id6" draw:end-glue-point="5" svg:d="M9001 11414l2589 74" svg:viewBox="0 0 2590 75">
          <text:p/>
        </draw:connector>
        <draw:connector draw:style-name="gr6" draw:text-style-name="P11" draw:layer="layout" draw:type="line" svg:x1="11.59cm" svg:y1="11.848cm" svg:x2="10.832cm" svg:y2="14.282cm" draw:start-shape="id6" draw:start-glue-point="7" draw:end-shape="id2" draw:end-glue-point="11" svg:d="M11590 11848l-758 2434" svg:viewBox="0 0 759 2435">
          <text:p/>
        </draw:connector>
        <draw:connector draw:style-name="gr7" draw:text-style-name="P11" draw:layer="layout" draw:type="line" svg:x1="13.876cm" svg:y1="10.07cm" svg:x2="12.024cm" svg:y2="11.668cm" draw:start-shape="id7" draw:start-glue-point="7" draw:end-shape="id6" draw:end-glue-point="10" svg:d="M13876 10070l-1852 1598" svg:viewBox="0 0 1853 1599">
          <text:p/>
        </draw:connector>
        <draw:connector draw:style-name="gr7" draw:text-style-name="P11" draw:layer="layout" draw:type="line" svg:x1="14.31cm" svg:y1="12.938cm" svg:x2="12.024cm" svg:y2="11.668cm" draw:start-shape="id8" draw:start-glue-point="6" draw:end-shape="id6" draw:end-glue-point="10" svg:d="M14310 12938l-2286-1270" svg:viewBox="0 0 2287 1271">
          <text:p/>
        </draw:connector>
        <draw:connector draw:style-name="gr6" draw:text-style-name="P11" draw:layer="layout" draw:type="line" svg:x1="11.742cm" svg:y1="17.076cm" svg:x2="10.832cm" svg:y2="14.642cm" draw:start-shape="id9" draw:start-glue-point="5" draw:end-shape="id2" draw:end-glue-point="9" svg:d="M11742 17076l-910-2434" svg:viewBox="0 0 911 2435">
          <text:p/>
        </draw:connector>
        <draw:connector draw:style-name="gr7" draw:text-style-name="P11" draw:layer="layout" draw:type="line" svg:x1="14.462cm" svg:y1="15.605cm" svg:x2="12.176cm" svg:y2="17.256cm" draw:start-shape="id10" draw:start-glue-point="6" draw:end-shape="id9" draw:end-glue-point="10" svg:d="M14462 15605l-2286 1651" svg:viewBox="0 0 2287 1652">
          <text:p/>
        </draw:connector>
        <draw:custom-shape draw:style-name="gr8" draw:text-style-name="P12" draw:layer="layout" svg:width="1.93cm" svg:height="0.406cm" svg:x="3.159cm" svg:y="13.827cm">
          <text:p/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3.54cm" svg:y1="13.827cm" svg:x2="3.54cm" svg:y2="14.208cm">
          <text:p/>
        </draw:line>
        <draw:line draw:style-name="gr9" draw:text-style-name="P11" draw:layer="layout" svg:x1="4.048cm" svg:y1="13.828cm" svg:x2="4.048cm" svg:y2="14.209cm">
          <text:p/>
        </draw:line>
        <draw:line draw:style-name="gr9" draw:text-style-name="P11" draw:layer="layout" svg:x1="4.556cm" svg:y1="13.829cm" svg:x2="4.556cm" svg:y2="14.21cm">
          <text:p/>
        </draw:line>
        <draw:custom-shape draw:style-name="gr8" draw:text-style-name="P12" draw:layer="layout" svg:width="1.93cm" svg:height="0.406cm" svg:x="5.293cm" svg:y="17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1" draw:layer="layout" svg:x1="5.674cm" svg:y1="17.739cm" svg:x2="5.674cm" svg:y2="18.12cm">
          <text:p/>
        </draw:line>
        <draw:line draw:style-name="gr9" draw:text-style-name="P11" draw:layer="layout" svg:x1="6.182cm" svg:y1="17.74cm" svg:x2="6.182cm" svg:y2="18.121cm">
          <text:p/>
        </draw:line>
        <draw:line draw:style-name="gr9" draw:text-style-name="P11" draw:layer="layout" svg:x1="6.69cm" svg:y1="17.741cm" svg:x2="6.69cm" svg:y2="18.122cm">
          <text:p/>
        </draw:line>
        <draw:custom-shape draw:style-name="gr8" draw:text-style-name="P12" draw:layer="layout" svg:width="1.93cm" svg:height="0.406cm" svg:x="6.69cm" svg:y="13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1" draw:layer="layout" svg:x1="7.071cm" svg:y1="13.802cm" svg:x2="7.071cm" svg:y2="14.183cm">
          <text:p/>
        </draw:line>
        <draw:line draw:style-name="gr9" draw:text-style-name="P11" draw:layer="layout" svg:x1="7.579cm" svg:y1="13.803cm" svg:x2="7.579cm" svg:y2="14.184cm">
          <text:p/>
        </draw:line>
        <draw:line draw:style-name="gr9" draw:text-style-name="P11" draw:layer="layout" svg:x1="8.087cm" svg:y1="13.804cm" svg:x2="8.087cm" svg:y2="14.185cm">
          <text:p/>
        </draw:line>
        <draw:custom-shape draw:style-name="gr8" draw:text-style-name="P12" draw:layer="layout" svg:width="1.93cm" svg:height="0.406cm" svg:x="11.16cm" svg:y="14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1" draw:layer="layout" svg:x1="11.541cm" svg:y1="14.31cm" svg:x2="11.541cm" svg:y2="14.691cm">
          <text:p/>
        </draw:line>
        <draw:line draw:style-name="gr9" draw:text-style-name="P11" draw:layer="layout" svg:x1="12.049cm" svg:y1="14.311cm" svg:x2="12.049cm" svg:y2="14.692cm">
          <text:p/>
        </draw:line>
        <draw:line draw:style-name="gr9" draw:text-style-name="P11" draw:layer="layout" svg:x1="12.557cm" svg:y1="14.312cm" svg:x2="12.557cm" svg:y2="14.693cm">
          <text:p/>
        </draw:line>
        <draw:custom-shape draw:style-name="gr8" draw:text-style-name="P12" draw:layer="layout" svg:width="1.93cm" svg:height="0.406cm" svg:x="10.881cm" svg:y="10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1" draw:layer="layout" svg:x1="11.262cm" svg:y1="10.525cm" svg:x2="11.262cm" svg:y2="10.906cm">
          <text:p/>
        </draw:line>
        <draw:line draw:style-name="gr9" draw:text-style-name="P11" draw:layer="layout" svg:x1="11.77cm" svg:y1="10.526cm" svg:x2="11.77cm" svg:y2="10.907cm">
          <text:p/>
        </draw:line>
        <draw:line draw:style-name="gr9" draw:text-style-name="P11" draw:layer="layout" svg:x1="12.278cm" svg:y1="10.527cm" svg:x2="12.278cm" svg:y2="10.908cm">
          <text:p/>
        </draw:line>
        <draw:custom-shape draw:style-name="gr8" draw:text-style-name="P12" draw:layer="layout" svg:width="1.93cm" svg:height="0.406cm" svg:x="7.579cm" svg:y="10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1" draw:layer="layout" svg:x1="7.96cm" svg:y1="10.525cm" svg:x2="7.96cm" svg:y2="10.906cm">
          <text:p/>
        </draw:line>
        <draw:line draw:style-name="gr9" draw:text-style-name="P11" draw:layer="layout" svg:x1="8.468cm" svg:y1="10.526cm" svg:x2="8.468cm" svg:y2="10.907cm">
          <text:p/>
        </draw:line>
        <draw:line draw:style-name="gr9" draw:text-style-name="P11" draw:layer="layout" svg:x1="8.976cm" svg:y1="10.527cm" svg:x2="8.976cm" svg:y2="10.908cm">
          <text:p/>
        </draw:line>
        <draw:custom-shape draw:style-name="gr8" draw:text-style-name="P12" draw:layer="layout" svg:width="1.93cm" svg:height="0.406cm" svg:x="13.015cm" svg:y="8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1" draw:layer="layout" svg:x1="13.396cm" svg:y1="8.874cm" svg:x2="13.396cm" svg:y2="9.255cm">
          <text:p/>
        </draw:line>
        <draw:line draw:style-name="gr9" draw:text-style-name="P11" draw:layer="layout" svg:x1="13.904cm" svg:y1="8.875cm" svg:x2="13.904cm" svg:y2="9.256cm">
          <text:p/>
        </draw:line>
        <draw:line draw:style-name="gr9" draw:text-style-name="P11" draw:layer="layout" svg:x1="14.412cm" svg:y1="8.876cm" svg:x2="14.412cm" svg:y2="9.257cm">
          <text:p/>
        </draw:line>
        <draw:custom-shape draw:style-name="gr8" draw:text-style-name="P12" draw:layer="layout" svg:width="1.93cm" svg:height="0.406cm" svg:x="15.072cm" svg:y="12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1" draw:layer="layout" svg:x1="15.453cm" svg:y1="12.786cm" svg:x2="15.453cm" svg:y2="13.167cm">
          <text:p/>
        </draw:line>
        <draw:line draw:style-name="gr9" draw:text-style-name="P11" draw:layer="layout" svg:x1="15.961cm" svg:y1="12.787cm" svg:x2="15.961cm" svg:y2="13.168cm">
          <text:p/>
        </draw:line>
        <draw:line draw:style-name="gr9" draw:text-style-name="P11" draw:layer="layout" svg:x1="16.469cm" svg:y1="12.788cm" svg:x2="16.469cm" svg:y2="13.169cm">
          <text:p/>
        </draw:line>
        <draw:custom-shape draw:style-name="gr8" draw:text-style-name="P12" draw:layer="layout" svg:width="1.93cm" svg:height="0.406cm" svg:x="15.199cm" svg:y="15.4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1" draw:layer="layout" svg:x1="15.58cm" svg:y1="15.453cm" svg:x2="15.58cm" svg:y2="15.834cm">
          <text:p/>
        </draw:line>
        <draw:line draw:style-name="gr9" draw:text-style-name="P11" draw:layer="layout" svg:x1="16.088cm" svg:y1="15.454cm" svg:x2="16.088cm" svg:y2="15.835cm">
          <text:p/>
        </draw:line>
        <draw:line draw:style-name="gr9" draw:text-style-name="P11" draw:layer="layout" svg:x1="16.596cm" svg:y1="15.455cm" svg:x2="16.596cm" svg:y2="15.836cm">
          <text:p/>
        </draw:line>
        <draw:custom-shape draw:style-name="gr8" draw:text-style-name="P12" draw:layer="layout" svg:width="1.93cm" svg:height="0.406cm" svg:x="9.636cm" svg:y="17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1" draw:layer="layout" svg:x1="10.017cm" svg:y1="17.231cm" svg:x2="10.017cm" svg:y2="17.612cm">
          <text:p/>
        </draw:line>
        <draw:line draw:style-name="gr9" draw:text-style-name="P11" draw:layer="layout" svg:x1="10.525cm" svg:y1="17.232cm" svg:x2="10.525cm" svg:y2="17.613cm">
          <text:p/>
        </draw:line>
        <draw:line draw:style-name="gr9" draw:text-style-name="P11" draw:layer="layout" svg:x1="11.033cm" svg:y1="17.233cm" svg:x2="11.033cm" svg:y2="17.6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4-05T14:41:57.197000000</meta:creation-date>
    <meta:generator>LibreOffice/6.1.2.1$Windows_X86_64 LibreOffice_project/65905a128db06ba48db947242809d14d3f9a93fe</meta:generator>
    <dc:date>2024-04-05T17:34:18.423000000</dc:date>
    <meta:editing-duration>PT33M22S</meta:editing-duration>
    <meta:editing-cycles>5</meta:editing-cycles>
    <meta:document-statistic meta:object-count="59"/>
  </office:meta>
</office:document-meta>
</file>